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Linux Libertine1" svg:font-family="'Linux Libertine'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2b2b2" draw:opacity="20%" draw:textarea-horizontal-align="justify" draw:textarea-vertical-align="middle" draw:auto-grow-height="false" fo:min-height="2.75cm" fo:min-width="3.5cm"/>
      <style:paragraph-properties style:writing-mode="lr-tb"/>
    </style:style>
    <style:style style:name="gr2" style:family="graphic" style:parent-style-name="objectwithoutfill">
      <style:graphic-properties svg:stroke-color="#000000" draw:marker-end="Extrémités_20_de_20_flèche_20_4" draw:fill="none" draw:textarea-vertical-align="middle"/>
    </style:style>
    <style:style style:name="gr3" style:family="graphic" style:parent-style-name="objectwithoutfill">
      <style:graphic-properties svg:stroke-color="#000000" draw:marker-start="" draw:marker-end="Extrémités_20_de_20_flèche_20_4" draw:fill="none" draw:textarea-vertical-align="middle"/>
    </style:style>
    <style:style style:name="gr4" style:family="graphic" style:parent-style-name="objectwithoutfill">
      <style:graphic-properties svg:stroke-color="#000000" draw:marker-start="Extrémités_20_de_20_flèche_20_4" draw:fill="none" draw:textarea-vertical-align="middle"/>
    </style:style>
    <style:style style:name="gr5" style:family="graphic" style:parent-style-name="objectwithoutfill">
      <style:graphic-properties svg:stroke-color="#000000" draw:marker-start="Extrémités_20_de_20_flèche_20_4" draw:marker-end="" draw:fill="none" draw:textarea-vertical-align="middle"/>
    </style:style>
    <style:style style:name="gr6" style:family="graphic" style:parent-style-name="standard">
      <style:graphic-properties svg:stroke-color="#000000" draw:marker-start="Extrémités_20_de_20_flèche_20_4" draw:marker-end="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705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nux Libertine"/>
    </style:style>
    <style:style style:name="P2" style:family="paragraph">
      <loext:graphic-properties draw:fill-color="#b2b2b2" draw:opacity="20%"/>
      <style:paragraph-properties fo:text-align="center" style:writing-mode="lr-tb"/>
      <style:text-properties style:font-name="Linux Libertin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inux Libertine"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Linux Libertine"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text-properties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paragraph-properties style:writing-mode="lr-tb"/>
      <style:text-properties style:font-name="Linux Libertine"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style:font-name="Linux Libertine"/>
    </style:style>
    <style:style style:name="T2" style:family="text">
      <style:text-properties style:font-name="Linux Libertine" fo:font-size="14pt" style:font-size-asian="14pt" style:font-size-complex="14pt"/>
    </style:style>
    <style:style style:name="T3" style:family="text">
      <style:text-properties style:text-position="-8% 58%" style:font-name="Linux Libertine" fo:font-size="14pt" style:font-size-asian="14pt" style:font-size-complex="14pt"/>
    </style:style>
    <style:style style:name="T4" style:family="text">
      <style:text-properties style:text-position="0% 100%" style:font-name="Linux Libertine" fo:font-size="14pt" style:font-size-asian="14pt" style:font-size-complex="14pt"/>
    </style:style>
    <style:style style:name="T5" style:family="text">
      <style:text-properties style:text-position="0% 100%" style:font-name="Linux Libertine1" fo:font-size="14pt" style:font-name-asian="Linux Libertine1" style:font-size-asian="14pt" style:font-name-complex="Linux Libertine1" style:font-size-complex="14pt"/>
    </style:style>
    <style:style style:name="T6" style:family="text">
      <style:text-properties style:text-position="0% 100%" style:font-name="Linux Libertine" fo:font-size="14pt" style:font-name-asian="Linux Libertine1" style:font-size-asian="14pt" style:font-name-complex="Linux Libertine1" style:font-size-complex="1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nux Libertine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nux Libertine"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4cm" svg:height="3cm" svg:x="0cm" svg:y="0.272cm">
            <text:p text:style-name="P1"><text:span text:style-name="T1">Seed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cm" svg:height="3cm" svg:x="0cm" svg:y="6.272cm">
            <text:p text:style-name="P1"><text:span text:style-name="T1">Seed Bank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cm" svg:height="3cm" svg:x="7cm" svg:y="6.272cm">
            <text:p text:style-name="P1"><text:span text:style-name="T1">Immatur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cm" svg:height="3cm" svg:x="14cm" svg:y="6.272cm">
            <text:p text:style-name="P1"><text:span text:style-name="T1">Young adult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cm" svg:height="3cm" svg:x="21cm" svg:y="6.272cm">
            <text:p text:style-name="P1"><text:span text:style-name="T1">Adult</text:span></text:p>
            <draw:enhanced-geometry svg:viewBox="0 0 21600 21600" draw:type="rectangle" draw:enhanced-path="M 0 0 L 21600 0 21600 21600 0 21600 0 0 Z N"/>
          </draw:custom-shape>
          <draw:path draw:style-name="gr2" draw:text-style-name="P3" draw:layer="layout" svg:width="4.081cm" svg:height="11.999cm" draw:transform="rotate (1.5707963267949) translate (4cm 6.272cm)" svg:viewBox="0 0 4082 12000" svg:d="M0 12000c5000 0 4000-12000 4000-12000">
            <text:p/>
          </draw:path>
          <draw:path draw:style-name="gr3" draw:text-style-name="P3" draw:layer="layout" svg:width="4.999cm" svg:height="18.999cm" draw:transform="rotate (1.5707963267949) translate (4cm 6.272cm)" svg:viewBox="0 0 5000 19000" svg:d="M0 19000c6124 0 4900-19000 4900-19000">
            <text:p/>
          </draw:path>
          <draw:line draw:style-name="gr3" draw:text-style-name="P3" draw:layer="layout" svg:x1="2cm" svg:y1="3.272cm" svg:x2="2cm" svg:y2="6.272cm">
            <text:p/>
          </draw:line>
          <draw:line draw:style-name="gr4" draw:text-style-name="P3" draw:layer="layout" svg:x1="7cm" svg:y1="7.772cm" svg:x2="4cm" svg:y2="7.772cm">
            <text:p/>
          </draw:line>
          <draw:line draw:style-name="gr4" draw:text-style-name="P3" draw:layer="layout" svg:x1="14cm" svg:y1="7.772cm" svg:x2="11cm" svg:y2="7.772cm">
            <text:p/>
          </draw:line>
          <draw:line draw:style-name="gr5" draw:text-style-name="P3" draw:layer="layout" svg:x1="21cm" svg:y1="7.772cm" svg:x2="18cm" svg:y2="7.772cm">
            <text:p/>
          </draw:line>
          <draw:ellipse draw:style-name="gr6" draw:text-style-name="P4" draw:layer="layout" svg:width="1.502cm" svg:height="1.5cm" draw:transform="rotate (1.1693705988362) translate (22.016cm 10.358cm)" draw:kind="arc" draw:start-angle="46.55" draw:end-angle="355.46">
            <text:p/>
          </draw:ellipse>
          <draw:ellipse draw:style-name="gr6" draw:text-style-name="P4" draw:layer="layout" svg:width="1.502cm" svg:height="1.5cm" draw:transform="rotate (1.1693705988362) translate (1.017cm 10.359cm)" draw:kind="arc" draw:start-angle="46.55" draw:end-angle="355.46">
            <text:p/>
          </draw:ellipse>
          <draw:frame draw:style-name="gr7" draw:text-style-name="P5" draw:layer="layout" svg:width="3.25cm" svg:height="1cm" svg:x="16.25cm" svg:y="0.872cm">
            <draw:text-box>
              <text:p><text:span text:style-name="T2">R</text:span><text:span text:style-name="T3">adult</text:span><text:span text:style-name="T2"> * Fec</text:span><text:span text:style-name="T3">max</text:span></text:p>
            </draw:text-box>
          </draw:frame>
          <draw:frame draw:style-name="gr7" draw:text-style-name="P5" draw:layer="layout" svg:width="3.25cm" svg:height="1cm" svg:x="15cm" svg:y="3.272cm">
            <draw:text-box>
              <text:p><text:span text:style-name="T2">R</text:span><text:span text:style-name="T3">young</text:span><text:span text:style-name="T2"> * Fec</text:span><text:span text:style-name="T3">max</text:span></text:p>
            </draw:text-box>
          </draw:frame>
          <draw:frame draw:style-name="gr7" draw:text-style-name="P6" draw:layer="layout" svg:width="3.8cm" svg:height="1cm" svg:x="21.1cm" svg:y="10.772cm">
            <draw:text-box>
              <text:p text:style-name="P4"><text:span text:style-name="T2">1 - mortality</text:span></text:p>
            </draw:text-box>
          </draw:frame>
          <draw:frame draw:style-name="gr7" draw:text-style-name="P5" draw:layer="layout" svg:width="3cm" svg:height="1cm" svg:x="4cm" svg:y="6.822cm">
            <draw:text-box>
              <text:p><text:span text:style-name="T2">Germ</text:span><text:span text:style-name="T3">p </text:span><text:span text:style-name="T4">* 0.01</text:span></text:p>
            </draw:text-box>
          </draw:frame>
          <draw:frame draw:style-name="gr7" draw:text-style-name="P5" draw:layer="layout" svg:width="3cm" svg:height="1cm" svg:x="11cm" svg:y="6.822cm">
            <draw:text-box>
              <text:p text:style-name="P7"><text:span text:style-name="T2">1/Age</text:span><text:span text:style-name="T3">mat</text:span></text:p>
            </draw:text-box>
          </draw:frame>
          <draw:frame draw:style-name="gr7" draw:text-style-name="P5" draw:layer="layout" svg:width="3cm" svg:height="1cm" svg:x="18cm" svg:y="6.822cm">
            <draw:text-box>
              <text:p text:style-name="P7"><text:span text:style-name="T2">1/Age</text:span><text:span text:style-name="T3">adult</text:span></text:p>
            </draw:text-box>
          </draw:frame>
          <draw:frame draw:style-name="gr7" draw:text-style-name="P6" draw:layer="layout" svg:width="6cm" svg:height="1cm" svg:x="-1cm" svg:y="10.922cm">
            <draw:text-box>
              <text:p text:style-name="P4"><text:span text:style-name="T2">(1-Germ</text:span><text:span text:style-name="T3">p</text:span><text:span text:style-name="T4">) * (1 - </text:span><text:span text:style-name="T5">μ</text:span><text:span text:style-name="T6">)</text:span></text:p>
            </draw:text-box>
          </draw:frame>
          <draw:ellipse draw:style-name="gr6" draw:text-style-name="P4" draw:layer="layout" svg:width="1.502cm" svg:height="1.5cm" draw:transform="rotate (1.1693705988362) translate (15.016cm 10.358cm)" draw:kind="arc" draw:start-angle="46.55" draw:end-angle="355.46">
            <text:p/>
          </draw:ellipse>
          <draw:ellipse draw:style-name="gr6" draw:text-style-name="P4" draw:layer="layout" svg:width="1.502cm" svg:height="1.5cm" draw:transform="rotate (1.1693705988362) translate (8.016cm 10.358cm)" draw:kind="arc" draw:start-angle="46.55" draw:end-angle="355.46">
            <text:p/>
          </draw:ellipse>
          <draw:frame draw:style-name="gr8" draw:text-style-name="P6" draw:layer="layout" svg:width="3.8cm" svg:height="1.955cm" svg:x="7.1cm" svg:y="10.772cm">
            <draw:text-box>
              <text:p text:style-name="P4"><text:span text:style-name="T2">(1 – mortality)</text:span></text:p>
              <text:p text:style-name="P4"><text:span text:style-name="T2">*</text:span></text:p>
              <text:p text:style-name="P4"><text:span text:style-name="T2">(1-1/Age</text:span><text:span text:style-name="T3">mat</text:span><text:span text:style-name="T4">)</text:span></text:p>
            </draw:text-box>
          </draw:frame>
          <draw:frame draw:style-name="gr8" draw:text-style-name="P6" draw:layer="layout" svg:width="3.8cm" svg:height="1.955cm" svg:x="14.1cm" svg:y="10.773cm">
            <draw:text-box>
              <text:p text:style-name="P4"><text:span text:style-name="T2">(1 – mortality)</text:span></text:p>
              <text:p text:style-name="P4"><text:span text:style-name="T2">*</text:span></text:p>
              <text:p text:style-name="P4"><text:span text:style-name="T2">(1-1/Age</text:span><text:span text:style-name="T3">adult</text:span><text:span text:style-name="T4">)</text:span></text:p>
            </draw:text-box>
          </draw:frame>
        </draw:g>
      </draw:page>
      <draw:page draw:name="page2" draw:style-name="dp1" draw:master-page-name="Standard">
        <draw:g>
          <draw:custom-shape draw:style-name="gr1" draw:text-style-name="P2" draw:layer="layout" svg:width="4cm" svg:height="3cm" svg:x="0cm" svg:y="0.272cm">
            <text:p text:style-name="P1"><text:span text:style-name="T1">Seed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cm" svg:height="3cm" svg:x="0cm" svg:y="6.272cm">
            <text:p text:style-name="P1"><text:span text:style-name="T1">Seed Bank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cm" svg:height="3cm" svg:x="7cm" svg:y="6.272cm">
            <text:p text:style-name="P1"><text:span text:style-name="T1">Immatur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cm" svg:height="3cm" svg:x="14cm" svg:y="6.272cm">
            <text:p text:style-name="P1"><text:span text:style-name="T1">Young adult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cm" svg:height="3cm" svg:x="21cm" svg:y="6.272cm">
            <text:p text:style-name="P1"><text:span text:style-name="T1">Adult</text:span></text:p>
            <draw:enhanced-geometry svg:viewBox="0 0 21600 21600" draw:type="rectangle" draw:enhanced-path="M 0 0 L 21600 0 21600 21600 0 21600 0 0 Z N"/>
          </draw:custom-shape>
          <draw:path draw:style-name="gr2" draw:text-style-name="P3" draw:layer="layout" svg:width="4.081cm" svg:height="11.999cm" draw:transform="rotate (1.5707963267949) translate (4cm 6.272cm)" svg:viewBox="0 0 4082 12000" svg:d="M0 12000c5000 0 4000-12000 4000-12000">
            <text:p/>
          </draw:path>
          <draw:path draw:style-name="gr3" draw:text-style-name="P3" draw:layer="layout" svg:width="4.999cm" svg:height="18.999cm" draw:transform="rotate (1.5707963267949) translate (4cm 6.272cm)" svg:viewBox="0 0 5000 19000" svg:d="M0 19000c6124 0 4900-19000 4900-19000">
            <text:p/>
          </draw:path>
          <draw:line draw:style-name="gr3" draw:text-style-name="P3" draw:layer="layout" svg:x1="2cm" svg:y1="3.272cm" svg:x2="2cm" svg:y2="6.272cm">
            <text:p/>
          </draw:line>
          <draw:line draw:style-name="gr4" draw:text-style-name="P3" draw:layer="layout" svg:x1="7cm" svg:y1="7.772cm" svg:x2="4cm" svg:y2="7.772cm">
            <text:p/>
          </draw:line>
          <draw:line draw:style-name="gr4" draw:text-style-name="P3" draw:layer="layout" svg:x1="14cm" svg:y1="7.772cm" svg:x2="11cm" svg:y2="7.772cm">
            <text:p/>
          </draw:line>
          <draw:line draw:style-name="gr5" draw:text-style-name="P3" draw:layer="layout" svg:x1="21cm" svg:y1="7.772cm" svg:x2="18cm" svg:y2="7.772cm">
            <text:p/>
          </draw:line>
          <draw:ellipse draw:style-name="gr6" draw:text-style-name="P4" draw:layer="layout" svg:width="1.502cm" svg:height="1.5cm" draw:transform="rotate (1.1693705988362) translate (22.016cm 10.358cm)" draw:kind="arc" draw:start-angle="46.55" draw:end-angle="355.46">
            <text:p/>
          </draw:ellipse>
          <draw:ellipse draw:style-name="gr6" draw:text-style-name="P4" draw:layer="layout" svg:width="1.502cm" svg:height="1.5cm" draw:transform="rotate (1.1693705988362) translate (1.017cm 10.359cm)" draw:kind="arc" draw:start-angle="46.55" draw:end-angle="355.46">
            <text:p/>
          </draw:ellipse>
          <draw:frame draw:style-name="gr7" draw:text-style-name="P5" draw:layer="layout" svg:width="3.25cm" svg:height="1cm" svg:x="16.25cm" svg:y="0.872cm">
            <draw:text-box>
              <text:p><text:span text:style-name="T2">R</text:span><text:span text:style-name="T3">adult</text:span><text:span text:style-name="T2"> * Fec</text:span><text:span text:style-name="T3">max</text:span></text:p>
            </draw:text-box>
          </draw:frame>
          <draw:frame draw:style-name="gr7" draw:text-style-name="P5" draw:layer="layout" svg:width="3.25cm" svg:height="1cm" svg:x="15cm" svg:y="3.272cm">
            <draw:text-box>
              <text:p><text:span text:style-name="T2">R</text:span><text:span text:style-name="T3">young</text:span><text:span text:style-name="T2"> * Fec</text:span><text:span text:style-name="T3">max</text:span></text:p>
            </draw:text-box>
          </draw:frame>
          <draw:frame draw:style-name="gr7" draw:text-style-name="P6" draw:layer="layout" svg:width="3.8cm" svg:height="1cm" svg:x="21.1cm" svg:y="10.772cm">
            <draw:text-box>
              <text:p text:style-name="P4"><text:span text:style-name="T2">1 - mortality</text:span></text:p>
            </draw:text-box>
          </draw:frame>
          <draw:frame draw:style-name="gr7" draw:text-style-name="P5" draw:layer="layout" svg:width="3cm" svg:height="1cm" svg:x="4cm" svg:y="6.822cm">
            <draw:text-box>
              <text:p><text:span text:style-name="T2">Germ</text:span><text:span text:style-name="T3">p </text:span><text:span text:style-name="T4">* 0.01</text:span></text:p>
            </draw:text-box>
          </draw:frame>
          <draw:frame draw:style-name="gr7" draw:text-style-name="P5" draw:layer="layout" svg:width="3cm" svg:height="1cm" svg:x="11cm" svg:y="6.822cm">
            <draw:text-box>
              <text:p text:style-name="P7"><text:span text:style-name="T2">P</text:span><text:span text:style-name="T3">trans1</text:span></text:p>
            </draw:text-box>
          </draw:frame>
          <draw:frame draw:style-name="gr7" draw:text-style-name="P5" draw:layer="layout" svg:width="3cm" svg:height="1cm" svg:x="18cm" svg:y="6.822cm">
            <draw:text-box>
              <text:p text:style-name="P7"><text:span text:style-name="T2">P</text:span><text:span text:style-name="T3">trans2</text:span></text:p>
            </draw:text-box>
          </draw:frame>
          <draw:frame draw:style-name="gr7" draw:text-style-name="P6" draw:layer="layout" svg:width="6cm" svg:height="1cm" svg:x="-1cm" svg:y="10.922cm">
            <draw:text-box>
              <text:p text:style-name="P4"><text:span text:style-name="T2">(1-Germ</text:span><text:span text:style-name="T3">p</text:span><text:span text:style-name="T4">) * (1 - </text:span><text:span text:style-name="T5">μ</text:span><text:span text:style-name="T6">)</text:span></text:p>
            </draw:text-box>
          </draw:frame>
          <draw:ellipse draw:style-name="gr6" draw:text-style-name="P4" draw:layer="layout" svg:width="1.502cm" svg:height="1.5cm" draw:transform="rotate (1.1693705988362) translate (15.016cm 10.358cm)" draw:kind="arc" draw:start-angle="46.55" draw:end-angle="355.46">
            <text:p/>
          </draw:ellipse>
          <draw:ellipse draw:style-name="gr6" draw:text-style-name="P4" draw:layer="layout" svg:width="1.502cm" svg:height="1.5cm" draw:transform="rotate (1.1693705988362) translate (8.016cm 10.358cm)" draw:kind="arc" draw:start-angle="46.55" draw:end-angle="355.46">
            <text:p/>
          </draw:ellipse>
          <draw:frame draw:style-name="gr8" draw:text-style-name="P6" draw:layer="layout" svg:width="3.8cm" svg:height="1.955cm" svg:x="7.1cm" svg:y="10.772cm">
            <draw:text-box>
              <text:p text:style-name="P4"><text:span text:style-name="T2">(1 – mortality)</text:span></text:p>
              <text:p text:style-name="P4"><text:span text:style-name="T2">*</text:span></text:p>
              <text:p text:style-name="P4"><text:span text:style-name="T2">(1-P</text:span><text:span text:style-name="T3">trans1</text:span><text:span text:style-name="T4">)</text:span></text:p>
            </draw:text-box>
          </draw:frame>
          <draw:frame draw:style-name="gr8" draw:text-style-name="P6" draw:layer="layout" svg:width="3.8cm" svg:height="1.955cm" svg:x="14.1cm" svg:y="10.773cm">
            <draw:text-box>
              <text:p text:style-name="P4"><text:span text:style-name="T2">(1 – mortality)</text:span></text:p>
              <text:p text:style-name="P4"><text:span text:style-name="T2">*</text:span></text:p>
              <text:p text:style-name="P4"><text:span text:style-name="T7">(1-</text:span><text:span text:style-name="T2">P</text:span><text:span text:style-name="T3">trans2</text:span><text:span text:style-name="T4">)</text:span></text:p>
            </draw:text-box>
          </draw:frame>
          <draw:frame draw:style-name="gr7" draw:text-style-name="P9" draw:layer="layout" svg:width="3cm" svg:height="1.387cm" svg:x="2cm" svg:y="4.05cm">
            <draw:text-box>
              <text:p text:style-name="P8"><text:span text:style-name="T8">Dispersal kernel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Linux Libertine1" svg:font-family="'Linux Libertine'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4" draw:display-name="Extrémités de flèche 4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3-01-04T14:12:17.807000000</meta:creation-date>
    <dc:date>2023-01-16T12:32:42.283000000</dc:date>
    <dc:creator>Victor Van der Meersch</dc:creator>
    <meta:editing-duration>PT17H54M27S</meta:editing-duration>
    <meta:editing-cycles>3</meta:editing-cycles>
    <meta:generator>LibreOffice/7.3.7.2$Windows_X86_64 LibreOffice_project/e114eadc50a9ff8d8c8a0567d6da8f454beeb84f</meta:generator>
    <meta:document-statistic meta:object-count="51"/>
  </office:meta>
</office:document-meta>
</file>